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T1" style:family="text">
      <style:text-properties officeooo:rsid="001ed6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/text:p>
      <text:p text:style-name="P1"><text:tab/>CP2102_miniOS</text:p>
      <text:p text:style-name="P1"><text:tab/>CP2102_UPDI_Programmer<text:tab/><text:tab/><text:tab/><text:tab/><text:tab/><text:span text:style-name="T1">OK</text:span></text:p>
      <text:p text:style-name="P1"><text:tab/>FP_arithmetic</text:p>
      <text:p text:style-name="P1"><text:tab/>Recal_328_using_crystal</text:p>
      <text:p text:style-name="P1"><text:tab/>UNO_Calibrates_328</text:p>
      <text:p text:style-name="P1"><text:tab/>UNO_programs_328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8-31T17:04:39.283000000</dc:date>
    <meta:editing-duration>PT14M44S</meta:editing-duration>
    <meta:editing-cycles>2</meta:editing-cycles>
    <meta:document-statistic meta:table-count="0" meta:image-count="0" meta:object-count="0" meta:page-count="1" meta:paragraph-count="15" meta:word-count="32" meta:character-count="307" meta:non-whitespace-character-count="262"/>
  </office:meta>
</office:document-meta>
</file>